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d31c"/>
    </style:style>
    <style:style style:name="P2" style:family="paragraph" style:parent-style-name="Standard">
      <style:text-properties officeooo:rsid="0000d31c" officeooo:paragraph-rsid="0000d31c"/>
    </style:style>
    <style:style style:name="P3" style:family="paragraph" style:parent-style-name="Standard">
      <style:text-properties officeooo:rsid="0000d31c" officeooo:paragraph-rsid="0003e860"/>
    </style:style>
    <style:style style:name="P4" style:family="paragraph" style:parent-style-name="Standard">
      <style:text-properties style:text-underline-style="solid" style:text-underline-width="auto" style:text-underline-color="font-color" officeooo:rsid="0000d31c" officeooo:paragraph-rsid="0000d31c"/>
    </style:style>
    <style:style style:name="P5" style:family="paragraph" style:parent-style-name="Standard">
      <style:text-properties style:text-underline-style="solid" style:text-underline-width="auto" style:text-underline-color="font-color" officeooo:rsid="0003e860" officeooo:paragraph-rsid="0003e860"/>
    </style:style>
    <style:style style:name="P6" style:family="paragraph" style:parent-style-name="Standard">
      <style:text-properties fo:color="#ce181e"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officeooo:rsid="0003e860" officeooo:paragraph-rsid="0003e860"/>
    </style:style>
    <style:style style:name="P9" style:family="paragraph" style:parent-style-name="Standard">
      <style:text-properties officeooo:rsid="0003e860" officeooo:paragraph-rsid="0003e860"/>
    </style:style>
    <style:style style:name="T1" style:family="text">
      <style:text-properties officeooo:rsid="0000d3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0d31c"/>
    </style:style>
    <style:style style:name="T4" style:family="text">
      <style:text-properties style:text-underline-style="solid" style:text-underline-width="auto" style:text-underline-color="font-color" officeooo:rsid="0001ee61"/>
    </style:style>
    <style:style style:name="T5" style:family="text">
      <style:text-properties officeooo:rsid="0001ee61"/>
    </style:style>
    <style:style style:name="T6" style:family="text">
      <style:text-properties officeooo:rsid="0003e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vancement du projet:</text:p>
      <text:p text:style-name="Standard"/>
      <text:p text:style-name="Standard"/>
      <text:p text:style-name="Standard"><text:s/><text:span text:style-name="T2"><text:s/></text:span><text:span text:style-name="T3">Jour 1: </text:span><text:span text:style-name="T4">05/10/2020</text:span></text:p>
      <text:p text:style-name="P7"><text:s text:c="4"/><text:span text:style-name="T5">Constitution de l’équipe</text:span></text:p>
      <text:p text:style-name="Standard"><text:s text:c="4"/>Exposer du Projet</text:p>
      <text:p text:style-name="Standard"><text:s text:c="4"/>Distribution des taches</text:p>
      <text:p text:style-name="Standard"><text:s text:c="4"/>Installation d'extention VSC LIve Share(méthotologie de travail de groupe</text:p>
      <text:p text:style-name="Standard"><text:s text:c="2"/></text:p>
      <text:p text:style-name="Standard"><text:s text:c="2"/></text:p>
      <text:p text:style-name="Standard"><text:s text:c="2"/><text:span text:style-name="T3">Jour 2: </text:span><text:span text:style-name="T4">06/10/2020</text:span></text:p>
      <text:p text:style-name="Standard"><text:s text:c="4"/><text:span text:style-name="T5">Réunion au matin </text:span>Feedback <text:span text:style-name="T5">jour 1</text:span></text:p>
      <text:p text:style-name="Standard"><text:s text:c="4"/>UP Doc client (visuel+produit et prix)</text:p>
      <text:p text:style-name="Standard"><text:s text:c="4"/>Retard maquette !!</text:p>
      <text:p text:style-name="Standard"><text:s text:c="4"/>Tuto PHP (fiche contact)</text:p>
      <text:p text:style-name="Standard"><text:s text:c="2"/></text:p>
      <text:p text:style-name="Standard"/>
      <text:p text:style-name="Standard"><text:s text:c="2"/><text:span text:style-name="T3">Jour 3: </text:span><text:span text:style-name="T4">07/10/2020</text:span></text:p>
      <text:p text:style-name="Standard"><text:s text:c="4"/>@charleroi Réunion reporter apres la veille de 13H30</text:p>
      <text:p text:style-name="Standard"><text:s text:c="4"/>statut philippe? (ré-attribution taches dead-line lundi 12/10)</text:p>
      <text:p text:style-name="Standard"><text:s text:c="4"/>finalisation Logo ?</text:p>
      <text:p text:style-name="Standard"><text:s text:c="4"/>finalisation maquette ?</text:p>
      <text:p text:style-name="Standard"><text:s text:c="4"/></text:p>
      <text:p text:style-name="Standard"><text:s text:c="2"/><text:span text:style-name="T3">Jour 4: </text:span><text:span text:style-name="T4">08/10/2020</text:span></text:p>
      <text:p text:style-name="P1"><text:s text:c="4"/>finalisation Logo <text:span text:style-name="T1">( en cours )</text:span></text:p>
      <text:p text:style-name="P1"><text:s text:c="4"/>finalisation maquette ? <text:span text:style-name="T1">( en cours ) </text:span></text:p>
      <text:p text:style-name="P1"/>
      <text:p text:style-name="P1"><text:s text:c="2"/><text:span text:style-name="T3">Jour 5: </text:span><text:span text:style-name="T4">09/10/2020</text:span></text:p>
      <text:p text:style-name="P1"><text:s text:c="4"/>finalisation Logo!</text:p>
      <text:p text:style-name="P1"><text:s text:c="4"/>finalisation maquette!</text:p>
      <text:p text:style-name="P1"><text:s text:c="4"/><text:span text:style-name="T1">Réu équipe 12H30 (breanstorming) </text:span></text:p>
      <text:p text:style-name="P1"><text:s text:c="4"/><text:span text:style-name="T1">création du cahier des charges </text:span></text:p>
      <text:p text:style-name="P1"><text:s text:c="4"/><text:span text:style-name="T1">Présentation client 18h30</text:span></text:p>
      <text:p text:style-name="P1"/>
      <text:p text:style-name="P4">Présentation client résumé: <text:span text:style-name="T5">09/10/2020</text:span></text:p>
      <text:p text:style-name="P2"/>
      <text:p text:style-name="P2">Lecture du cahier des charges.</text:p>
      <text:p text:style-name="P2">Présentation de la maquette (page d’accueil, page contact ) </text:p>
      <text:p text:style-name="P2">Thème couleur validé.</text:p>
      <text:p text:style-name="P2">Background image validé.</text:p>
      <text:p text:style-name="P2">Typo utilisé validé.</text:p>
      <text:p text:style-name="P2">Finalisation du Logo BMJvin. ( pourquoi? Le nom de domaine sera probablement BMJ vin )</text:p>
      <text:p text:style-name="P2">Conception de la fiche produits (comment afficher les prix «avec et sans TVA» ) </text:p>
      <text:p text:style-name="P2">Conception Maps pages validé ( pages d’accueil, page présentation, pages produits, page contact.) </text:p>
      <text:p text:style-name="P2"/>
      <text:p text:style-name="P2">«Le client dois fournir un présentation de lui mème a la premières personne écrite de + ou – 5 lignes, une signature (afin de l’incorporer sous sont texte de présentation ) <text:line-break/>et une présentation sommaire des articles.»</text:p>
      <text:p text:style-name="P2"/>
      <text:p text:style-name="P2"/>
      <text:p text:style-name="P2"/>
      <text:p text:style-name="P2"/>
      <text:p text:style-name="P2"><text:soft-page-break/></text:p>
      <text:p text:style-name="P4">Jour 6: <text:span text:style-name="T6">10/10/2020</text:span></text:p>
      <text:p text:style-name="P2"/>
      <text:p text:style-name="P3"><text:span text:style-name="T5">Finalisation</text:span> design final (toutes pages ) </text:p>
      <text:p text:style-name="P2">Début conception du code </text:p>
      <text:p text:style-name="P2"/>
      <text:p text:style-name="P2"/>
      <text:p text:style-name="P5">Jour 7:11/10/2020</text:p>
      <text:p text:style-name="P5"/>
      <text:p text:style-name="P5"/>
      <text:p text:style-name="P5"/>
      <text:p text:style-name="P5">Jour 8:12/10/2020</text:p>
      <text:p text:style-name="P5"/>
      <text:p text:style-name="P8">Réunion 8h45 Feed-back de la réunion client.</text:p>
      <text:p text:style-name="P8"/>
      <text:p text:style-name="P5"/>
      <text:p text:style-name="P8"/>
      <text:p text:style-name="P5"/>
      <text:p text:style-name="P5"/>
      <text:p text:style-name="P9"/>
      <text:p text:style-name="P2"/>
      <text:p text:style-name="P2"/>
      <text:p text:style-name="P2"/>
      <text:p text:style-name="P2"/>
      <text:p text:style-name="P1"><text:s text:c="4"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3:53:53.091064630</meta:creation-date>
    <dc:date>2020-10-11T14:22:06.261744785</dc:date>
    <meta:editing-duration>PT11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34" meta:character-count="1649" meta:non-whitespace-character-count="1346"/>
  </office:meta>
</office:document-meta>
</file>